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18.5cm"/>
    </style:style>
    <style:style style:name="gr3" style:family="graphic" style:parent-style-name="standard">
      <style:graphic-properties draw:textarea-horizontal-align="justify" draw:textarea-vertical-align="middle" draw:auto-grow-height="false" fo:min-height="2.55cm" fo:min-width="2.6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0.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10.9cm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1.1cm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3.1cm"/>
    </style:style>
    <style:style style:name="gr9" style:family="graphic" style:parent-style-name="standard">
      <style:graphic-properties draw:textarea-horizontal-align="justify" draw:textarea-vertical-align="middle" draw:auto-grow-height="false" fo:min-height="1.55cm" fo:min-width="3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1.6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3cm" svg:x="1cm" svg:y="25.7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2.8cm" svg:x="1.5cm" svg:y="4.6cm">
          <text:p text:style-name="P1">PIC FIRST</text:p>
          <text:p text:style-name="P1">ARTIC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2.8cm" svg:x="1.5cm" svg:y="11.6cm">
          <text:p text:style-name="P1">PIC THIRD</text:p>
          <text:p text:style-name="P1">ARTIC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2.8cm" svg:x="1.5cm" svg:y="8.1cm">
          <text:p text:style-name="P1">PIC 2nd</text:p>
          <text:p text:style-name="P1">ARTIC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3cm" svg:height="0.8cm" svg:x="5.9cm" svg:y="4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3cm" svg:height="0.8cm" svg:x="5.9cm" svg:y="11.7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3cm" svg:height="0.8cm" svg:x="5.9cm" svg:y="8.2cm">
          <text:p text:style-name="P1">NAM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cm" svg:y1="11.4cm" svg:x2="20cm" svg:y2="11.4cm">
          <text:p/>
        </draw:line>
        <draw:line draw:style-name="gr5" draw:text-style-name="P2" draw:layer="layout" svg:x1="1cm" svg:y1="7.7cm" svg:x2="20cm" svg:y2="7.8cm">
          <text:p/>
        </draw:line>
        <draw:custom-shape draw:style-name="gr6" draw:text-style-name="P1" draw:layer="layout" svg:width="11.4cm" svg:height="1.6cm" svg:x="5.9cm" svg:y="5.8cm">
          <text:p text:style-name="P1">DESCRIP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4cm" svg:height="1.6cm" svg:x="5.9cm" svg:y="12.9cm">
          <text:p text:style-name="P1">DESCRIP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4cm" svg:height="1.6cm" svg:x="5.8cm" svg:y="9.6cm">
          <text:p text:style-name="P1">DESCRIPTION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cm" svg:y1="16.8cm" svg:x2="20cm" svg:y2="16.8cm">
          <text:p/>
        </draw:line>
        <draw:custom-shape draw:style-name="gr7" draw:text-style-name="P1" draw:layer="layout" svg:width="1.6cm" svg:height="1.5cm" svg:x="17.8cm" svg:y="12.5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cm" svg:height="1.5cm" svg:x="17.8cm" svg:y="8.9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cm" svg:height="1.5cm" svg:x="17.8cm" svg:y="5.4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6cm" svg:height="1.5cm" svg:x="1.3cm" svg:y="20.3cm">
          <text:p text:style-name="P1">TOTAL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1cm" svg:height="1.8cm" svg:x="14.6cm" svg:y="20cm">
          <text:p text:style-name="P1">PLACE</text:p>
          <text:p text:style-name="P1"><text:s/>ORD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1:42:44.969934161</meta:creation-date>
    <dc:date>2017-03-22T11:58:24.260369838</dc:date>
    <meta:editing-duration>PT15M39S</meta:editing-duration>
    <meta:editing-cycles>2</meta:editing-cycles>
    <meta:generator>LibreOffice/5.1.6.2$Linux_X86_64 LibreOffice_project/10m0$Build-2</meta:generator>
    <meta:document-statistic meta:object-count="19"/>
  </office:meta>
</office:document-meta>
</file>